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Titre1" style:family="paragraph">
      <style:text-properties fo:language="en" fo:country="US"/>
    </style:style>
    <style:style style:name="T4" style:parent-style-name="Policepardéfaut" style:family="text">
      <style:text-properties fo:language="en" fo:country="US"/>
    </style:style>
    <style:style style:name="T5" style:parent-style-name="Policepardéfaut" style:family="text">
      <style:text-properties fo:language="en" fo:country="US"/>
    </style:style>
    <style:style style:name="T6" style:parent-style-name="Lienhypertexte" style:family="text">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Titre1"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Titre1"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P16" style:parent-style-name="Titre1" style:family="paragraph">
      <style:text-properties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T19" style:parent-style-name="Policepardéfaut" style:family="text">
      <style:text-properties fo:language="en" fo:country="US"/>
    </style:style>
    <style:style style:name="T20" style:parent-style-name="Policepardéfaut" style:family="text">
      <style:text-properties style:font-name="Wingdings" style:font-name-asian="Wingdings" style:font-name-complex="Wingdings" fo:language="en" fo:country="US"/>
    </style:style>
    <style:style style:name="T21" style:parent-style-name="Policepardéfaut" style:family="text">
      <style:text-properties fo:language="en" fo:country="US"/>
    </style:style>
    <style:style style:name="T22" style:parent-style-name="Policepardéfaut" style:family="text">
      <style:text-properties fo:language="en" fo:country="US"/>
    </style:style>
    <style:style style:name="T23" style:parent-style-name="Policepardéfaut" style:family="text">
      <style:text-properties style:font-name="Wingdings" style:font-name-asian="Wingdings" style:font-name-complex="Wingdings" fo:language="en" fo:country="US"/>
    </style:style>
    <style:style style:name="T24" style:parent-style-name="Policepardéfaut" style:family="text">
      <style:text-properties fo:language="en" fo:country="US"/>
    </style:style>
    <style:style style:name="T25" style:parent-style-name="Policepardéfaut" style:family="text">
      <style:text-properties fo:language="en" fo:country="US"/>
    </style:style>
    <style:style style:name="P26" style:parent-style-name="Standard" style:family="paragraph">
      <style:text-properties fo:language="en" fo:country="US"/>
    </style:style>
    <style:style style:name="P27" style:parent-style-name="Standard" style:family="paragraph">
      <style:text-properties fo:language="en" fo:country="US"/>
    </style:style>
    <style:style style:name="P28" style:parent-style-name="Titre1" style:family="paragraph">
      <style:text-properties fo:language="en" fo:country="US"/>
    </style:style>
    <style:style style:name="P29" style:parent-style-name="Standard" style:family="paragraph">
      <style:paragraph-properties fo:text-indent="0.4923in"/>
      <style:text-properties fo:language="en" fo:country="US"/>
    </style:style>
    <style:style style:name="P30" style:parent-style-name="Standard" style:family="paragraph">
      <style:text-properties fo:language="en" fo:country="US"/>
    </style:style>
    <style:style style:name="P31" style:parent-style-name="Titre1" style:family="paragraph">
      <style:text-properties fo:language="en" fo:country="US"/>
    </style:style>
    <style:style style:name="P32" style:parent-style-name="Standard" style:family="paragraph">
      <style:text-properties fo:language="en" fo:country="US"/>
    </style:style>
    <style:style style:name="P33" style:parent-style-name="Standard" style:family="paragraph">
      <style:text-properties fo:language="en" fo:country="US"/>
    </style:style>
    <style:style style:name="P34" style:parent-style-name="Titre1" style:family="paragraph">
      <style:text-properties fo:language="en" fo:country="US"/>
    </style:style>
    <style:style style:name="P35" style:parent-style-name="Standard" style:family="paragraph">
      <style:text-properties fo:language="en" fo:country="US"/>
    </style:style>
    <style:style style:name="P36" style:parent-style-name="Standard" style:family="paragraph">
      <style:paragraph-properties fo:break-before="page"/>
      <style:text-properties fo:language="en" fo:country="US"/>
    </style:style>
    <style:style style:name="P37" style:parent-style-name="Titre1" style:family="paragraph">
      <style:text-properties fo:language="en" fo:country="US"/>
    </style:style>
    <style:style style:name="P38" style:parent-style-name="Normal" style:family="paragraph">
      <style:text-properties fo:language="en" fo:country="US"/>
    </style:style>
    <style:style style:name="T39" style:parent-style-name="Policepardéfaut" style:family="text">
      <style:text-properties fo:language="en" fo:country="US"/>
    </style:style>
    <style:style style:name="T40" style:parent-style-name="Policepardéfaut" style:family="text">
      <style:text-properties fo:font-weight="bold" style:font-weight-asian="bold" fo:language="en" fo:country="US"/>
    </style:style>
    <style:style style:name="T41" style:parent-style-name="Policepardéfaut" style:family="text">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T46" style:parent-style-name="Policepardéfaut" style:family="text">
      <style:text-properties fo:language="en" fo:country="US"/>
    </style:style>
    <style:style style:name="T47" style:parent-style-name="Policepardéfaut" style:family="text">
      <style:text-properties style:font-name="Wingdings" style:font-name-asian="Wingdings" style:font-name-complex="Wingdings" fo:language="en" fo:country="US"/>
    </style:style>
    <style:style style:name="T48" style:parent-style-name="Policepardéfaut" style:family="text">
      <style:text-properties fo:language="en" fo:country="US"/>
    </style:style>
    <style:style style:name="T49" style:parent-style-name="Policepardéfaut" style:family="text">
      <style:text-properties fo:language="en" fo:country="US"/>
    </style:style>
    <style:style style:name="T50" style:parent-style-name="Policepardéfaut" style:family="text">
      <style:text-properties style:font-name="Wingdings" style:font-name-asian="Wingdings" style:font-name-complex="Wingdings" fo:language="en" fo:country="US"/>
    </style:style>
    <style:style style:name="T51" style:parent-style-name="Policepardéfaut" style:family="text">
      <style:text-properties fo:language="en" fo:country="US"/>
    </style:style>
    <style:style style:name="P52" style:parent-style-name="Normal" style:family="paragraph">
      <style:text-properties fo:language="en" fo:country="US"/>
    </style:style>
    <style:style style:name="P53" style:parent-style-name="Titre2" style:family="paragraph">
      <style:text-properties fo:language="en" fo:country="US"/>
    </style:style>
    <style:style style:name="P54" style:parent-style-name="Paragraphedeliste" style:family="paragraph">
      <style:text-properties fo:language="en" fo:country="US"/>
    </style:style>
    <style:style style:name="P55" style:parent-style-name="Paragraphedeliste" style:family="paragraph">
      <style:text-properties fo:language="en" fo:country="US"/>
    </style:style>
    <style:style style:name="P56" style:parent-style-name="Paragraphedeliste" style:family="paragraph"/>
    <style:style style:name="T57" style:parent-style-name="Policepardéfaut" style:family="text">
      <style:text-properties fo:language="en" fo:country="US"/>
    </style:style>
    <style:style style:name="T58" style:parent-style-name="Policepardéfaut" style:family="text">
      <style:text-properties fo:font-weight="bold" style:font-weight-asian="bold" fo:language="en" fo:country="US"/>
    </style:style>
    <style:style style:name="T59" style:parent-style-name="Policepardéfaut" style:family="text">
      <style:text-properties fo:language="en" fo:country="US"/>
    </style:style>
    <style:style style:name="P60" style:parent-style-name="Normal" style:family="paragraph">
      <style:text-properties fo:language="en" fo:country="US"/>
    </style:style>
    <style:style style:name="P61" style:parent-style-name="Titre1" style:family="paragraph">
      <style:text-properties fo:language="en" fo:country="US"/>
    </style:style>
    <style:style style:name="P62" style:parent-style-name="Paragraphedeliste" style:family="paragraph">
      <style:text-properties fo:language="en" fo:country="US"/>
    </style:style>
    <style:style style:name="P63" style:parent-style-name="Paragraphedeliste"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Standard" style:family="paragraph">
      <style:text-properties fo:language="en" fo:country="US"/>
    </style:style>
    <style:style style:name="P70" style:parent-style-name="Standard" style:family="paragraph">
      <style:text-properties fo:language="en" fo:country="US"/>
    </style:style>
    <style:style style:name="P71" style:parent-style-name="Standard" style:family="paragraph">
      <style:text-properties fo:language="en" fo:country="US"/>
    </style:style>
    <style:style style:name="P72" style:parent-style-name="Standard" style:family="paragraph">
      <style:text-properties fo:language="en" fo:country="US"/>
    </style:style>
    <style:style style:name="P73" style:parent-style-name="Standard" style:family="paragraph">
      <style:text-properties fo:language="en" fo:country="US"/>
    </style:style>
    <style:style style:name="P74" style:parent-style-name="Standard" style:family="paragraph">
      <style:text-properties fo:language="en" fo:country="US"/>
    </style:style>
    <style:style style:name="P75" style:parent-style-name="Standard" style:family="paragraph">
      <style:text-properties fo:language="en" fo:country="US"/>
    </style:style>
    <style:style style:name="P76" style:parent-style-name="Titre1" style:family="paragraph">
      <style:text-properties fo:language="en" fo:country="US"/>
    </style:style>
    <style:style style:name="P77" style:parent-style-name="Standard" style:family="paragraph">
      <style:text-properties fo:language="en" fo:country="US"/>
    </style:style>
    <style:style style:name="P78" style:parent-style-name="Titre1" style:family="paragraph">
      <style:text-properties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P84" style:parent-style-name="Titre1"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P87" style:parent-style-name="Titre1" style:family="paragraph">
      <style:text-properties fo:language="en" fo:country="US"/>
    </style:style>
    <style:style style:name="P88" style:parent-style-name="Normal" style:family="paragraph">
      <style:text-properties fo:language="en" fo:country="US"/>
    </style:style>
    <style:style style:name="P89" style:parent-style-name="Normal" style:family="paragraph">
      <style:text-properties fo:language="en" fo:country="US"/>
    </style:style>
    <style:style style:name="T90" style:parent-style-name="Policepardéfaut" style:family="text">
      <style:text-properties fo:language="en" fo:country="US"/>
    </style:style>
    <style:style style:name="T91" style:parent-style-name="Policepardéfaut" style:family="text">
      <style:text-properties style:font-name="Wingdings" style:font-name-asian="Wingdings" style:font-name-complex="Wingdings" fo:language="en" fo:country="US"/>
    </style:style>
    <style:style style:name="T92" style:parent-style-name="Policepardéfaut" style:family="text">
      <style:text-properties fo:language="en" fo:country="US"/>
    </style:style>
    <style:style style:name="P93" style:parent-style-name="Standard" style:family="paragraph">
      <style:text-properties fo:language="en" fo:country="US"/>
    </style:style>
    <style:style style:name="P94" style:parent-style-name="Standard" style:family="paragraph">
      <style:text-properties fo:language="en" fo:country="US"/>
    </style:style>
    <style:style style:name="P95" style:parent-style-name="Standard" style:family="paragraph">
      <style:text-properties fo:language="en" fo:country="US"/>
    </style:style>
    <style:style style:name="P96" style:parent-style-name="Titre1" style:family="paragraph">
      <style:text-properties fo:language="en" fo:country="US"/>
    </style:style>
    <style:style style:name="P97" style:parent-style-name="Standard" style:family="paragraph">
      <style:text-properties fo:language="en" fo:country="US"/>
    </style:style>
    <style:style style:name="P98" style:parent-style-name="Standard" style:family="paragraph">
      <style:text-properties fo:language="en" fo:country="US"/>
    </style:style>
    <style:style style:name="P99" style:parent-style-name="Standard" style:family="paragraph">
      <style:text-properties fo:language="en" fo:country="US"/>
    </style:style>
    <style:style style:name="P100" style:parent-style-name="Standard" style:family="paragraph">
      <style:text-properties fo:language="en" fo:country="US"/>
    </style:style>
    <style:style style:name="P101" style:parent-style-name="Standard" style:family="paragraph">
      <style:text-properties fo:language="en" fo:country="US"/>
    </style:style>
    <style:style style:name="T102" style:parent-style-name="Policepardéfaut" style:family="text">
      <style:text-properties fo:language="en" fo:country="US"/>
    </style:style>
    <style:style style:name="T103" style:parent-style-name="Policepardéfaut" style:family="text">
      <style:text-properties fo:language="en" fo:country="US"/>
    </style:style>
    <style:style style:name="P104" style:parent-style-name="Standard" style:family="paragraph">
      <style:text-properties fo:language="en" fo:country="US"/>
    </style:style>
    <style:style style:name="P105" style:parent-style-name="Standard" style:family="paragraph">
      <style:text-properties fo:language="en" fo:country="US"/>
    </style:style>
    <style:style style:name="P106" style:parent-style-name="Titre1" style:family="paragraph">
      <style:text-properties fo:language="en" fo:country="US"/>
    </style:style>
    <style:style style:name="P107" style:parent-style-name="Standard" style:family="paragraph">
      <style:text-properties fo:language="en" fo:country="US"/>
    </style:style>
    <style:style style:name="P108" style:parent-style-name="Standard" style:family="paragraph">
      <style:text-properties fo:language="en" fo:country="US"/>
    </style:style>
    <style:style style:name="P109" style:parent-style-name="Standard" style:family="paragraph">
      <style:text-properties fo:language="en" fo:country="US"/>
    </style:style>
    <style:style style:name="P110" style:parent-style-name="Standard" style:family="paragraph">
      <style:text-properties fo:language="en" fo:country="US"/>
    </style:style>
    <style:style style:name="P111" style:parent-style-name="Titre1" style:family="paragraph">
      <style:text-properties fo:language="en" fo:country="US"/>
    </style:style>
    <style:style style:name="P112" style:parent-style-name="Standard" style:family="paragraph">
      <style:text-properties fo:language="en" fo:country="US"/>
    </style:style>
    <style:style style:name="P113" style:parent-style-name="Standard" style:family="paragraph">
      <style:text-properties fo:language="en" fo:country="US"/>
    </style:style>
    <style:style style:name="P114" style:parent-style-name="Standard" style:family="paragraph">
      <style:text-properties fo:language="en" fo:country="US"/>
    </style:style>
    <style:style style:name="P115" style:parent-style-name="Standard" style:family="paragraph">
      <style:text-properties fo:language="en" fo:country="US"/>
    </style:style>
    <style:style style:name="T116" style:parent-style-name="Policepardéfaut" style:family="text">
      <style:text-properties style:text-line-through-style="solid" style:text-line-through-width="auto" style:text-line-through-color="font-color" style:text-line-through-mode="continuous" style:text-line-through-type="single" fo:language="en" fo:country="US"/>
    </style:style>
    <style:style style:name="T117" style:parent-style-name="Policepardéfaut" style:family="text">
      <style:text-properties style:text-line-through-style="solid" style:text-line-through-width="auto" style:text-line-through-color="font-color" style:text-line-through-mode="continuous" style:text-line-through-type="single" fo:language="en" fo:country="US"/>
    </style:style>
    <style:style style:name="T118" style:parent-style-name="Policepardéfaut" style:family="text">
      <style:text-properties style:font-name="Wingdings" style:font-name-asian="Wingdings" style:font-name-complex="Wingdings" style:text-line-through-style="solid" style:text-line-through-width="auto" style:text-line-through-color="font-color" style:text-line-through-mode="continuous" style:text-line-through-type="single" fo:language="en" fo:country="US"/>
    </style:style>
    <style:style style:name="T119" style:parent-style-name="Policepardéfaut" style:family="text">
      <style:text-properties style:text-line-through-style="solid" style:text-line-through-width="auto" style:text-line-through-color="font-color" style:text-line-through-mode="continuous" style:text-line-through-type="single" fo:language="en" fo:country="US"/>
    </style:style>
    <style:style style:name="P120" style:parent-style-name="Standard" style:family="paragraph">
      <style:text-properties style:text-line-through-style="solid" style:text-line-through-width="auto" style:text-line-through-color="font-color" style:text-line-through-mode="continuous" style:text-line-through-type="single" fo:language="en" fo:country="US"/>
    </style:style>
    <style:style style:name="P121" style:parent-style-name="Standard" style:family="paragraph">
      <style:text-properties style:text-line-through-style="solid" style:text-line-through-width="auto" style:text-line-through-color="font-color" style:text-line-through-mode="continuous" style:text-line-through-type="single" fo:language="en" fo:country="US"/>
    </style:style>
    <style:style style:name="P122" style:parent-style-name="Standard" style:family="paragraph">
      <style:text-properties fo:language="en" fo:country="US"/>
    </style:style>
    <style:style style:name="P123" style:parent-style-name="Standard" style:family="paragraph">
      <style:text-properties fo:language="en" fo:country="US"/>
    </style:style>
    <style:style style:name="P124" style:parent-style-name="Standard" style:family="paragraph">
      <style:text-properties fo:language="en" fo:country="US"/>
    </style:style>
    <style:style style:name="P125" style:parent-style-name="Standard" style:family="paragraph">
      <style:text-properties fo:language="en" fo:country="US"/>
    </style:style>
  </office:automatic-styles>
  <office:body>
    <office:text text:use-soft-page-breaks="true">
      <text:p text:style-name="P1">Questions for meeting COM480</text:p>
      <text:p text:style-name="P2"/>
      <text:h text:style-name="P3" text:outline-level="1">-<text:s/>Introduction to thematic</text:h>
      <text:p text:style-name="Standard"><text:span text:style-name="T4"><text:tab/>There is a book called<text:s/></text:span><text:span text:style-name="T5">“bolo’bolo” which presents a society of cohousing<text:s/></text:span><text:a xlink:href="https://en.wikipedia.org/wiki/Hans_Widmer" office:target-frame-name="_top" xlink:show="replace"><text:span text:style-name="T6">https://en.wikipedia.org/wiki/Hans_Widmer</text:span></text:a></text:p>
      <text:p text:style-name="P7"><text:tab/>Here the focus of the study was on working patterns. In a cohousing community, the work is done for the community, this is not like working for a boss.<text:s/>The model is based on some management idea that has to schedule time for persons.<text:s/></text:p>
      <text:p text:style-name="P8"><text:tab/>Various interviews were done by the research team in order to get accurate ideas of what the cohousing community has for techniques to have people do the tasks. (Neustadt schweiz)</text:p>
      <text:h text:style-name="P9" text:outline-level="1">- How does the model work ?</text:h>
      <text:p text:style-name="P10"><text:tab/>It is already coded in javascript. The model takes an initial seed consisting of a number of person for each personality trait ( explained below in DATA ). And will then simulate the living of people together. The output simulation has many different data that is described below.<text:s/></text:p>
      <text:p text:style-name="P11"/>
      <text:p text:style-name="P12"/>
      <text:h text:style-name="P13" text:outline-level="1">- What have been the issues in visualizing the output of the model ?</text:h>
      <text:p text:style-name="P14"><text:tab/>There have been a few tries to visualize the output( We can navigate to different branches of the git to see what has been tried ). However the main idea was to outsource the visualization so the main coder could focus on other projects.<text:s/></text:p>
      <text:p text:style-name="P15"/>
      <text:h text:style-name="P16" text:outline-level="1">- What will the visualization be used towards ?</text:h>
      <text:p text:style-name="P17"/>
      <text:p text:style-name="P18">- What are the<text:s/>expectations of the visualization ? What does a user need to see ?</text:p>
      <text:p text:style-name="Standard"><text:span text:style-name="T19">Viz of tasks,<text:s/></text:span><text:span text:style-name="T20"></text:span><text:span text:style-name="T21"><text:s/>add in task object.</text:span></text:p>
      <text:p text:style-name="Standard"><text:span text:style-name="T22">Idea of fairness<text:s/></text:span><text:span text:style-name="T23"></text:span><text:span text:style-name="T24"><text:s/></text:span><text:span text:style-name="T25">We need to see that the tasks are fair.<text:s/></text:span></text:p>
      <text:p text:style-name="P26">- What does the visualization want to convey ?</text:p>
      <text:p text:style-name="P27"/>
      <text:h text:style-name="P28" text:outline-level="1">-What are our constraints ?</text:h>
      <text:p text:style-name="P29">The simulation has many different features. The key idea will be to find meaningful way to represent them and group them in groups where we can see the tipping points for example.<text:s/></text:p>
      <text:p text:style-name="P30"/>
      <text:h text:style-name="P31" text:outline-level="1">- Already exisiting work ?</text:h>
      <text:p text:style-name="P32"><text:tab/>The git contains all the work already done on this project.<text:s/></text:p>
      <text:p text:style-name="P33"/>
      <text:h text:style-name="P34" text:outline-level="1">- What is the most important thing for the project in general and how can our visualization help you toward it ?</text:h>
      <text:p text:style-name="P35"><text:tab/>The main<text:s/></text:p>
      <text:p text:style-name="P36"/>
      <text:soft-page-break/>
      <text:h text:style-name="P37" text:outline-level="1">- Main insight we need to convey ?</text:h>
      <text:p text:style-name="P38">- We want to observe the dynamics of the groups. How does different group composition work. One example was a group of only capitalists would not work very well. However a group where capitalists are a minority worked better. (To confirm I am not sure of my notes)</text:p>
      <text:p text:style-name="Normal"><text:span text:style-name="T39">- The idea of<text:s/></text:span><text:span text:style-name="T40">fairness</text:span><text:span text:style-name="T41">. To be fair a model needs to have not only all tasks done and distributed. We need to consider the stress level of every element, and their feel like doing over time. One idea of fairness could be to compute a fairness feature that considers rest time, stress, and feel like doing for each agent and check if the variance between all agents is big. If the variance is small, even if the values are not optimal, we could conclude the model is fair because everyone has the same treatment. This just one idea of fairness.<text:s/></text:span></text:p>
      <text:p text:style-name="P42">- Emergent behavior from running the simulation.<text:s/></text:p>
      <text:p text:style-name="P43">- Tipping points: places in the simulation where something changes dramatically. Think of it as “the straw that breaks the camels back”.<text:s/></text:p>
      <text:p text:style-name="P44">- Stress level and general well being of the community.<text:s/></text:p>
      <text:p text:style-name="P45">- Visualize by behavior, or limiting only the highest values ( top stress, top flg etc..)<text:s/></text:p>
      <text:p text:style-name="Normal"><text:span text:style-name="T46">- We want to also have the history of the data. So we can see where there is oscillations, change in data..<text:s/></text:span><text:span text:style-name="T47"></text:span><text:span text:style-name="T48"><text:s/>prototype</text:span></text:p>
      <text:p text:style-name="Normal"><text:span text:style-name="T49">- We also want to be able to visualize the data at a given tick and have a visualization of the current state of the model. Meaning see how the agents are feeling at a given time. And how the tasks are being completed and so on..<text:s/></text:span><text:span text:style-name="T50"></text:span><text:span text:style-name="T51"><text:s/>prototype</text:span></text:p>
      <text:p text:style-name="P52"/>
      <text:h text:style-name="P53" text:outline-level="2">Proposals of viz for various aspects</text:h>
      <text:list text:style-name="LFO2" text:continue-numbering="true">
        <text:list-item>
          <text:p text:style-name="P54">Fairness in community and individual</text:p>
        </text:list-item>
        <text:list-item>
          <text:p text:style-name="P55">By types of behavior, by types of task and so on.<text:s/></text:p>
        </text:list-item>
        <text:list-item>
          <text:p text:style-name="P56"><text:span text:style-name="T57">We need to have a<text:s/></text:span><text:span text:style-name="T58">historical<text:s/></text:span><text:span text:style-name="T59">aspect in the visualization. In order to understand how the model has been evolving.<text:s/></text:span></text:p>
        </text:list-item>
      </text:list>
      <text:p text:style-name="P60"/>
      <text:h text:style-name="P61" text:outline-level="1">Prototype<text:s/></text:h>
      <text:list text:style-name="LFO1" text:continue-numbering="true">
        <text:list-item>
          <text:p text:style-name="P62">Visualize the current state of the agent for a specific tick</text:p>
        </text:list-item>
        <text:list-item>
          <text:p text:style-name="P63">Have a historical snapshot of history<text:s/></text:p>
        </text:list-item>
      </text:list>
      <text:p text:style-name="P64"/>
      <text:p text:style-name="P65"/>
      <text:p text:style-name="P66"/>
      <text:p text:style-name="P67"/>
      <text:p text:style-name="P68"/>
      <text:p text:style-name="P69"><text:s/>A possible solution to having a cohousing community with everyone contribute equally</text:p>
      <text:p text:style-name="P70"><text:s/>Visualize parameters vs outpus → find comfort zones.</text:p>
      <text:p text:style-name="P71"><text:s/>Find breaking points for the parameters.</text:p>
      <text:p text:style-name="P72"><text:s/>Productivity of community and well-being of members : what are the concessions needed ?</text:p>
      <text:p text:style-name="P73"><text:s/>Correlation of parameters and outputs → visualize correlation between parameters.</text:p>
      <text:p text:style-name="P74"/>
      <text:p text:style-name="P75"/>
      <text:h text:style-name="P76" text:outline-level="1">DATA :</text:h>
      <text:p text:style-name="P77"/>
      <text:h text:style-name="P78" text:outline-level="1">Input of the model</text:h>
      <text:p text:style-name="P79"><text:tab/>When starting the model, we can give it a seed and it will use it to generate the simulation .</text:p>
      <text:p text:style-name="P80">The seed we pass is the amount of people of every category.<text:s/></text:p>
      <text:soft-page-break/>
      <text:p text:style-name="P81"><text:tab/>- Categories : capitalist(wants to aggregate rest time), curious(wants to do different tasks), perfectionist(wants to do the same task), geniesser(wants to use up rest asap.<text:s/>think carpe-diem)</text:p>
      <text:p text:style-name="P82">They all have different approach towards work. For example, a capitalist will take any work in order to generate rest time.<text:s/></text:p>
      <text:p text:style-name="P83"/>
      <text:h text:style-name="P84" text:outline-level="1">What the model does<text:s/></text:h>
      <text:p text:style-name="P85"><text:tab/>Every tick ( a tick can be an arbitrary amount of time ), the simulation will generate tasks that need to be completed and give them at random to every person(agent). The person is then free to either take the task and do it, or trade it. It can either be traded for an other task or traded for rest time. Every time, an agent does a task it will get a credit called “Rest Time” that can be used in the future in order to avoid doing tasks. The simulation will run for a certain amount of ticks and generate data.<text:s/></text:p>
      <text:p text:style-name="P86">Each task is either a clean, cook, shop or admin tastk.<text:s/>Each tasks also has attributes of need, urgency, occurrence and time. An agent will have a preference for some tasks, and also a skill ( that can be increased) for each task.<text:s/></text:p>
      <text:h text:style-name="P87" text:outline-level="1">Data generated( output )<text:s/></text:h>
      <text:p text:style-name="P88"><text:tab/>For every tick, we have access to many different parameters. (Need to list them all when we have code ). Every agent has features : rest time, feel like doing, stress ( and two others…)<text:s/></text:p>
      <text:p text:style-name="P89">We also have access to the task done.<text:s/>Output is a JSON file.<text:s/></text:p>
      <text:p text:style-name="Standard"><text:span text:style-name="T90">We need to keep in mind the complexity of the model. For many agents, it can take some time to run.<text:s/></text:span><text:span text:style-name="T91"></text:span><text:span text:style-name="T92"><text:s/>either limit number of agents ( or better make it run and have user wait )<text:s/></text:span></text:p>
      <text:p text:style-name="P93"/>
      <text:p text:style-name="P94"/>
      <text:p text:style-name="P95"/>
      <text:h text:style-name="P96" text:outline-level="1">SKILLS :</text:h>
      <text:p text:style-name="P97">- Papers on agent based modeling ?</text:p>
      <text:p text:style-name="P98">- Papers relevant to this specific project ?</text:p>
      <text:p text:style-name="P99">- Look into d5 and graphica.<text:s/></text:p>
      <text:p text:style-name="P100"/>
      <text:p text:style-name="P101">Examples of papers : ( may be behind subscription wall so ask Johan if you want to check one out I have a few )<text:s/></text:p>
      <text:p text:style-name="Standard"><text:a xlink:href="http://journals.sagepub.com/doi/abs/10.1177/0042098015586696" office:target-frame-name="_top" xlink:show="replace"><text:span text:style-name="T102">http://journals.sagepub.com/doi/abs/10.1177/0042098015586696</text:span></text:a></text:p>
      <text:p text:style-name="Standard"><text:a xlink:href="https://www.aaai.org/Papers/Symposia/Spring/2009/SS-09-09/SS09-09-007.pdf" office:target-frame-name="_top" xlink:show="replace"><text:span text:style-name="T103">https://www.aaai.org/Papers/Symposia/Spring/2009/SS-09-09/SS09-09-007.pdf</text:span></text:a></text:p>
      <text:p text:style-name="P104">https://www.researchgate.net/publication/263168676_Sustainable_Living_and_Co-Housing_Evidence_from_a_Case_Study_of_Eco-Villages</text:p>
      <text:p text:style-name="P105"/>
      <text:h text:style-name="P106" text:outline-level="1">TARGET :</text:h>
      <text:p text:style-name="P107">- Who will be the beneficiary of the project ?</text:p>
      <text:p text:style-name="P108">- How can we reach users through the design process ?</text:p>
      <text:p text:style-name="P109"><text:s/>Social studies<text:s/>in cohousing situations</text:p>
      <text:p text:style-name="P110"><text:s/></text:p>
      <text:h text:style-name="P111" text:outline-level="1">INTERACTION</text:h>
      <text:p text:style-name="P112">- Static or interactive ?</text:p>
      <text:p text:style-name="P113">Thinking about a big pannel that you can modify parameters to see different outputs</text:p>
      <text:p text:style-name="P114"><text:tab/>→ explore limit cases, user can manipulate parameters how he wants.</text:p>
      <text:p text:style-name="P115"/>
      <text:soft-page-break/>
      <text:p text:style-name="Standard"><text:span text:style-name="T116">- Compare different<text:s/></text:span><text:span text:style-name="T117">parameters side by side<text:s/></text:span><text:span text:style-name="T118"></text:span><text:span text:style-name="T119"><text:s/>interactive part having a sub page to access comparison of two models ?<text:s/></text:span></text:p>
      <text:p text:style-name="P120"/>
      <text:p text:style-name="P121">How about asking to maximize some outputs and let the model decide what would be the best parameters ~if we have time it’s a bit more machine learning.<text:s/></text:p>
      <text:p text:style-name="P122"/>
      <text:p text:style-name="P123">Interactions :<text:s/></text:p>
      <text:list text:style-name="LFO1" text:continue-numbering="true">
        <text:list-item>
          <text:p text:style-name="P124">See by agents, by type of agents. Select a group of agents.<text:s/></text:p>
        </text:list-item>
      </text:list>
      <text:p text:style-name="P1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H"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Titre1Car" style:display-name="Titre 1 Car" style:family="text" style:parent-style-name="Policepardéfaut">
      <style:text-properties style:font-name="Calibri Light" style:font-name-asian="Times New Roman" style:font-name-complex="Mangal" fo:color="#2F5496" fo:font-size="16pt" style:font-size-asian="16pt" style:font-size-complex="14.5pt"/>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Titre2Car" style:display-name="Titre 2 Car" style:family="text" style:parent-style-name="Policepardéfaut">
      <style:text-properties style:font-name="Calibri Light" style:font-name-asian="Times New Roman" style:font-name-complex="Mangal" fo:color="#2F5496"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Liberation Serif" style:font-name-asian="SimSun" style:font-name-complex="Liberation Serif"/>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Serif" style:font-name-asian="SimSun" style:font-name-complex="Liberation Serif"/>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han lanzrein</dc:creator>
    <meta:creation-date>2018-10-30T13:31:00Z</meta:creation-date>
    <dc:date>2018-11-05T12:57:00Z</dc:date>
    <meta:template xlink:href="Normal" xlink:type="simple"/>
    <meta:editing-cycles>5</meta:editing-cycles>
    <meta:editing-duration>PT16260S</meta:editing-duration>
    <meta:document-statistic meta:page-count="4" meta:paragraph-count="14" meta:word-count="1126" meta:character-count="7305" meta:row-count="51" meta:non-whitespace-character-count="6193"/>
  </office:meta>
</office:document-meta>
</file>